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6771in" style:rel-column-width="18687*"/>
    </style:style>
    <style:style style:name="Table4.B" style:family="table-column">
      <style:table-column-properties style:column-width="4.2042in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1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break-before="page"/>
    </style:style>
    <style:style style:name="P4" style:family="paragraph" style:parent-style-name="Method_20_Body">
      <style:paragraph-properties fo:margin-left="0in" fo:margin-right="0in" fo:text-indent="0in" style:auto-text-indent="false"/>
    </style:style>
    <style:style style:name="P5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size-asian="11pt" style:font-size-complex="11pt"/>
    </style:style>
    <style:style style:name="P6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7" style:family="paragraph" style:parent-style-name="Method_20_Indent">
      <style:paragraph-properties fo:margin-left="0in" fo:margin-right="0in" fo:text-indent="0in" style:auto-text-indent="false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Method_20_Code_20_Listing"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Code_20_Listing">
      <style:text-properties fo:color="#000080"/>
    </style:style>
    <style:style style:name="P12" style:family="paragraph" style:parent-style-name="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4" style:family="paragraph" style:parent-style-name="Method_20_Table_20_Description">
      <style:text-properties fo:font-size="11pt" style:font-size-asian="11pt" style:font-size-complex="11pt"/>
    </style:style>
    <style:style style:name="P15" style:family="paragraph" style:parent-style-name="Method_20_Table_20_Description">
      <style:text-properties style:font-name="DejaVu Serif2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42a5a" fo:background-color="#0000ff" style:font-weight-asian="normal" style:font-weight-complex="bold"/>
    </style:style>
    <style:style style:name="P18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20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font-size="11pt" fo:font-weight="bold" officeooo:rsid="001c1d46" officeooo:paragraph-rsid="00142a5a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font-size="11pt" fo:font-weight="bold" officeooo:rsid="0014e9cb" officeooo:paragraph-rsid="0014e9cb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font-size="11pt" fo:font-weight="bold" officeooo:rsid="0016c26b" officeooo:paragraph-rsid="0016c26b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font-size="11pt" fo:font-weight="bold" officeooo:rsid="00153b51" officeooo:paragraph-rsid="00142a5a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Method_20_Body">
      <style:text-properties fo:font-weight="bold" style:font-weight-asian="bold" style:font-weight-complex="bold"/>
    </style:style>
    <style:style style:name="P28" style:family="paragraph" style:parent-style-name="Method_20_Body">
      <style:text-properties fo:color="#0000ff" style:font-name="Liberation Sans" fo:font-size="10.5pt" fo:font-weight="normal" officeooo:rsid="001cc3df" officeooo:paragraph-rsid="00142a5a" style:font-name-asian="Monospace" style:font-size-asian="10.5pt" style:font-weight-asian="normal" style:font-name-complex="Monospace" style:font-size-complex="10.5pt" style:font-weight-complex="normal"/>
    </style:style>
    <style:style style:name="P29" style:family="paragraph" style:parent-style-name="Method_20_Body">
      <style:text-properties officeooo:paragraph-rsid="00142a5a"/>
    </style:style>
    <style:style style:name="P30" style:family="paragraph" style:parent-style-name="Standard" style:list-style-name="L1"/>
    <style:style style:name="P31" style:family="paragraph" style:parent-style-name="Criteria_20_Body" style:list-style-name="L1"/>
    <style:style style:name="P32" style:family="paragraph" style:parent-style-name="Coding_20_Title">
      <style:paragraph-properties fo:break-before="page"/>
    </style:style>
    <style:style style:name="P33" style:family="paragraph" style:parent-style-name="Method_20_Title">
      <style:paragraph-properties fo:break-before="page"/>
    </style:style>
    <style:style style:name="P34" style:family="paragraph" style:parent-style-name="Method_20_Body" style:list-style-name="L2"/>
    <style:style style:name="P35" style:family="paragraph" style:parent-style-name="Method_20_Body" style:list-style-name="L3"/>
    <style:style style:name="P36" style:family="paragraph" style:parent-style-name="Method_20_Body" style:list-style-name="L4"/>
    <style:style style:name="P37" style:family="paragraph" style:parent-style-name="Method_20_Body" style:list-style-name="L4">
      <style:paragraph-properties fo:margin-left="0in" fo:margin-right="0in" fo:text-indent="0in" style:auto-text-indent="false"/>
    </style:style>
    <style:style style:name="P38" style:family="paragraph" style:parent-style-name="Method_20_Code_20_Listing">
      <style:text-properties officeooo:paragraph-rsid="0016ed2a"/>
    </style:style>
    <style:style style:name="P39" style:family="paragraph" style:parent-style-name="Code_20_Listing">
      <style:text-properties officeooo:paragraph-rsid="0017576a"/>
    </style:style>
    <style:style style:name="P40" style:family="paragraph" style:parent-style-name="Method_20_Listing_20_Title">
      <style:paragraph-properties fo:margin-left="0in" fo:margin-right="0in" fo:text-indent="0in" style:auto-text-indent="false"/>
      <style:text-properties officeooo:paragraph-rsid="00142a5a"/>
    </style:style>
    <style:style style:name="P41" style:family="paragraph" style:parent-style-name="Method_20_Listing_20_Title">
      <style:paragraph-properties fo:break-before="page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0000ff"/>
    </style:style>
    <style:style style:name="T5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6" style:family="text">
      <style:text-properties fo:color="#0000ff" style:font-name-asian="Monospace" style:font-name-complex="Monospa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ae00"/>
    </style:style>
    <style:style style:name="T10" style:family="text">
      <style:text-properties fo:color="#000000"/>
    </style:style>
    <style:style style:name="T11" style:family="text">
      <style:text-properties fo:color="#660000"/>
    </style:style>
    <style:style style:name="T12" style:family="text">
      <style:text-properties fo:color="#c5000b" fo:font-size="11pt" style:font-size-asian="11pt" style:font-size-complex="11pt"/>
    </style:style>
    <style:style style:name="T13" style:family="text">
      <style:text-properties officeooo:rsid="001cc3df"/>
    </style:style>
    <style:style style:name="T14" style:family="text">
      <style:text-properties officeooo:rsid="00149620"/>
    </style:style>
    <style:style style:name="T15" style:family="text">
      <style:text-properties officeooo:rsid="0016c26b"/>
    </style:style>
    <style:style style:name="T16" style:family="text">
      <style:text-properties officeooo:rsid="0016d1aa"/>
    </style:style>
    <style:style style:name="T17" style:family="text">
      <style:text-properties fo:color="#0000c0" style:font-name="Monospace1" fo:font-size="10pt" fo:background-color="#e8f2fe" loext:char-shading-value="0" style:font-size-asian="10pt"/>
    </style:style>
    <style:style style:name="T18" style:family="text">
      <style:text-properties fo:color="#000080"/>
    </style:style>
    <style:style style:name="T19" style:family="text">
      <style:text-properties fo:color="#00008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Compress\Factory</text:h>
      <text:p text:style-name="Class_20_Description"/>
      <text:p text:style-name="Class_20_Description">The <text:span text:style-name="Class_20_Variables">Compress\Factory</text:span> <text:span text:style-name="T16">class </text:span>provides a class factory to instantiate the selected <text:span text:style-name="T8">Compress </text:span>adapter.</text:p>
      <text:p text:style-name="Class_20_Description"/>
      <text:h text:style-name="Criteria_20_Title" text:outline-level="2">Design criteria and considerations.</text:h>
      <text:p text:style-name="Criteria_20_Body"/>
      <text:list xml:id="list6779912756234613268" text:style-name="L1">
        <text:list-item>
          <text:p text:style-name="P31">Contains static and class methods;</text:p>
        </text:list-item>
        <text:list-item>
          <text:p text:style-name="P30"><text:span text:style-name="T15">a</text:span>ccessed using static method calls;</text:p>
        </text:list-item>
        <text:list-item>
          <text:p text:style-name="P31"><text:span text:style-name="T15">e</text:span>xtends the <text:span text:style-name="Class_20_Variables">Factory</text:span> base class and exposes the variables and methods.</text:p>
          <text:p text:style-name="P30"/>
        </text:list-item>
      </text:list>
      <text:h text:style-name="P40" text:outline-level="4"/>
      <text:h text:style-name="P40" text:outline-level="4"><text:span text:style-name="T13">Dependencie</text:span>s</text:h>
      <text:p text:style-name="P29"/>
      <text:p text:style-name="P29">The <text:span text:style-name="Class_20_Variables"><text:span text:style-name="T14">Compress\Factory</text:span></text:span> class contains the following <text:span text:style-name="T13">external dependencies</text:span>: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Class Name</text:p>
          </table:table-cell>
        </table:table-row>
        <table:table-row>
          <table:table-cell table:style-name="Table12.A2" office:value-type="string">
            <text:p text:style-name="P22">Library\Compress\AdapterZlib</text:p>
          </table:table-cell>
        </table:table-row>
        <table:table-row>
          <table:table-cell table:style-name="Table12.A2" office:value-type="string">
            <text:p text:style-name="P23">Library\Compress\Exception</text:p>
          </table:table-cell>
        </table:table-row>
        <table:table-row>
          <table:table-cell table:style-name="Table12.A2" office:value-type="string">
            <text:p text:style-name="P21">Library\Error</text:p>
          </table:table-cell>
        </table:table-row>
        <table:table-row>
          <table:table-cell table:style-name="Table12.A2" office:value-type="string">
            <text:p text:style-name="P24">Library\Factory</text:p>
          </table:table-cell>
        </table:table-row>
      </table:table>
      <text:p text:style-name="P28"/>
      <text:h text:style-name="P41" text:outline-level="4">Class Properties</text:h>
      <text:h text:style-name="Criteria_20_Title" text:outline-level="2"/>
      <text:p text:style-name="Method_20_Body">The <text:span text:style-name="Class_20_Variables">Compress\Factory</text:span> class defines the following class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6">Properties</text:p>
          </table:table-cell>
          <table:table-cell table:style-name="MethodTable.B1" office:value-type="string">
            <text:p text:style-name="P16">Description</text:p>
          </table:table-cell>
        </table:table-row>
        <table:table-row>
          <table:table-cell table:style-name="MethodTable.A2" office:value-type="string">
            <text:p text:style-name="P18">$newClasses</text:p>
          </table:table-cell>
          <table:table-cell table:style-name="MethodTable.B2" office:value-type="string">
            <text:p text:style-name="P4">An array containing class name look-up table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Compress\Factory</text:span> class defines the following static class property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roperties</text:p>
          </table:table-cell>
          <table:table-cell table:style-name="Table1.B1" office:value-type="string">
            <text:p text:style-name="P16">Description</text:p>
          </table:table-cell>
        </table:table-row>
        <table:table-row>
          <table:table-cell table:style-name="Table1.A2" office:value-type="string">
            <text:p text:style-name="P18">$me</text:p>
          </table:table-cell>
          <table:table-cell table:style-name="Table1.B2" office:value-type="string">
            <text:p text:style-name="P4">Contains a copy of the class instance object.</text:p>
          </table:table-cell>
        </table:table-row>
      </table:table>
      <text:h text:style-name="Method_20_Listing_20_Title" text:outline-level="4"/>
      <text:h text:style-name="Method_20_Listing_20_Title" text:outline-level="4">Inherited Class Properties</text:h>
      <text:p text:style-name="Method_20_Body"/>
      <text:p text:style-name="Method_20_Body">The <text:span text:style-name="Class_20_Variables">Compress\Factory</text:span> class extends the <text:span text:style-name="T7">Factory</text:span> class and exposes the following class propertie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Properties</text:p>
          </table:table-cell>
          <table:table-cell table:style-name="Table4.B1" office:value-type="string">
            <text:p text:style-name="P16">Description</text:p>
          </table:table-cell>
        </table:table-row>
        <table:table-row>
          <table:table-cell table:style-name="Table4.A2" office:value-type="string">
            <text:p text:style-name="P25">$classes</text:p>
          </table:table-cell>
          <table:table-cell table:style-name="Table4.B5" office:value-type="string">
            <text:p text:style-name="P5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25">$key</text:p>
          </table:table-cell>
          <table:table-cell table:style-name="Table4.B5" office:value-type="string">
            <text:p text:style-name="P6">The key of the class (being) selected</text:p>
          </table:table-cell>
        </table:table-row>
        <table:table-row>
          <table:table-cell table:style-name="Table4.A2" office:value-type="string">
            <text:p text:style-name="P26">$className</text:p>
          </table:table-cell>
          <table:table-cell table:style-name="Table4.B5" office:value-type="string">
            <text:p text:style-name="P14">Name of the class</text:p>
          </table:table-cell>
        </table:table-row>
        <table:table-row>
          <table:table-cell table:style-name="Table4.A2" office:value-type="string">
            <text:p text:style-name="P26">$class</text:p>
          </table:table-cell>
          <table:table-cell table:style-name="Table4.B5" office:value-type="string">
            <text:p text:style-name="P14">Instantiated class object</text:p>
          </table:table-cell>
        </table:table-row>
      </table:table>
      <text:p text:style-name="Method_20_Body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Compress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Method</text:p>
          </table:table-cell>
          <table:table-cell table:style-name="Table3.B1" office:value-type="string">
            <text:p text:style-name="P16">Description</text:p>
          </table:table-cell>
        </table:table-row>
        <table:table-row>
          <table:table-cell table:style-name="Table3.A2" office:value-type="string">
            <text:p text:style-name="P19"><text:a xlink:type="simple" xlink:href="#construct" text:style-name="Internet_20_link" text:visited-style-name="Visited_20_Internet_20_Link"><text:span text:style-name="T12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</table:table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Compress\Factory</text:span> class defines the following <text:span text:style-name="T8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Method</text:p>
          </table:table-cell>
          <table:table-cell table:style-name="Table5.B1" office:value-type="string">
            <text:p text:style-name="P16">Description</text:p>
          </table:table-cell>
        </table:table-row>
        <table:table-row>
          <table:table-cell table:style-name="Table5.A2" office:value-type="string">
            <text:p text:style-name="P20"><text:a xlink:type="simple" xlink:href="#constructFactory" text:style-name="Internet_20_link" text:visited-style-name="Visited_20_Internet_20_Link">constructFactory</text:a></text:p>
          </table:table-cell>
          <table:table-cell table:style-name="Table5.B4" office:value-type="string">
            <text:p text:style-name="Method_20_Table_20_Description"><text:span text:style-name="T5">Create an instance of the class</text:span>.</text:p>
          </table:table-cell>
        </table:table-row>
        <table:table-row>
          <table:table-cell table:style-name="Table5.A2" office:value-type="string">
            <text:p text:style-name="P20"><text:a xlink:type="simple" xlink:href="#getInstance" text:style-name="Internet_20_link" text:visited-style-name="Visited_20_Internet_20_Link">getInstance</text:a></text:p>
          </table:table-cell>
          <table:table-cell table:style-name="Table5.B4" office:value-type="string">
            <text:p text:style-name="P15"><text:span text:style-name="T6">Current factory class instance</text:span>.</text:p>
          </table:table-cell>
        </table:table-row>
        <table:table-row>
          <table:table-cell table:style-name="Table5.A2" office:value-type="string">
            <text:p text:style-name="P20"><text:a xlink:type="simple" xlink:href="#instantiateClass" text:style-name="Internet_20_link" text:visited-style-name="Visited_20_Internet_20_Link">instantiateClass</text:a></text:p>
          </table:table-cell>
          <table:table-cell table:style-name="Table5.B4" office:value-type="string">
            <text:p text:style-name="P4">Selects the proper class and instantiates it.</text:p>
          </table:table-cell>
        </table:table-row>
      </table:table>
      <text:h text:style-name="Method_20_Listing_20_Title" text:outline-level="4"><text:soft-page-break/>Inherited Class Methods</text:h>
      <text:p text:style-name="Method_20_Body"/>
      <text:p text:style-name="Method_20_Body">The <text:span text:style-name="Class_20_Variables">Compress\Factory</text:span> class extends the <text:span text:style-name="Class_20_Variables">Factory</text:span> class and expose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Method</text:p>
          </table:table-cell>
          <table:table-cell table:style-name="Table2.B1" office:value-type="string">
            <text:p text:style-name="P16">Description</text:p>
          </table:table-cell>
        </table:table-row>
        <table:table-row>
          <table:table-cell table:style-name="Table2.A2" office:value-type="string">
            <text:p text:style-name="P19"><text:a xlink:type="simple" xlink:href="#construct" text:style-name="Internet_20_link" text:visited-style-name="Visited_20_Internet_20_Link"><text:span text:style-name="T2">__construct</text:span></text:a></text:p>
          </table:table-cell>
          <table:table-cell table:style-name="Table2.B16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20"><text:a xlink:type="simple" xlink:href="#key" text:style-name="Internet_20_link" text:visited-style-name="Visited_20_Internet_20_Link">key</text:a></text:p>
          </table:table-cell>
          <table:table-cell table:style-name="Table2.B16" office:value-type="string">
            <text:p text:style-name="Method_20_Table_20_Description"><text:span text:style-name="T5">Get or set the key</text:span>.</text:p>
          </table:table-cell>
        </table:table-row>
        <table:table-row>
          <table:table-cell table:style-name="Table2.A2" office:value-type="string">
            <text:p text:style-name="P20"><text:a xlink:type="simple" xlink:href="#className" text:style-name="Internet_20_link" text:visited-style-name="Visited_20_Internet_20_Link">className</text:a></text:p>
          </table:table-cell>
          <table:table-cell table:style-name="Table2.B16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20"><text:a xlink:type="simple" xlink:href="#availableClasses" text:style-name="Internet_20_link" text:visited-style-name="Visited_20_Internet_20_Link">availableClasses</text:a></text:p>
          </table:table-cell>
          <table:table-cell table:style-name="Table2.B16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20"><text:a xlink:type="simple" xlink:href="#availiableKeys" text:style-name="Internet_20_link" text:visited-style-name="Visited_20_Internet_20_Link">availableKeys</text:a></text:p>
          </table:table-cell>
          <table:table-cell table:style-name="Table2.B16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20"><text:a xlink:type="simple" xlink:href="#classAvailable" text:style-name="Internet_20_link" text:visited-style-name="Visited_20_Internet_20_Link">classAvailable</text:a></text:p>
          </table:table-cell>
          <table:table-cell table:style-name="Table2.B16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20"><text:a xlink:type="simple" xlink:href="#availableClassName" text:style-name="Internet_20_link" text:visited-style-name="Visited_20_Internet_20_Link">availableClassName</text:a></text:p>
          </table:table-cell>
          <table:table-cell table:style-name="Table2.B16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20"><text:a xlink:type="simple" xlink:href="#classNameAvailable" text:style-name="Internet_20_link" text:visited-style-name="Visited_20_Internet_20_Link">classNameAvailable</text:a></text:p>
          </table:table-cell>
          <table:table-cell table:style-name="Table2.B16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20"><text:a xlink:type="simple" xlink:href="#clearClass" text:style-name="Internet_20_link" text:visited-style-name="Visited_20_Internet_20_Link">clearClass</text:a></text:p>
          </table:table-cell>
          <table:table-cell table:style-name="Table2.B16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20"><text:a xlink:type="simple" xlink:href="#addClasses" text:style-name="Internet_20_link" text:visited-style-name="Visited_20_Internet_20_Link"><text:span text:style-name="T9">addClasses</text:span></text:a></text:p>
          </table:table-cell>
          <table:table-cell table:style-name="Table2.B16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20"><text:a xlink:type="simple" xlink:href="#newClasses" text:style-name="Internet_20_link" text:visited-style-name="Visited_20_Internet_20_Link"><text:span text:style-name="T9">newClasses</text:span></text:a></text:p>
          </table:table-cell>
          <table:table-cell table:style-name="Table2.B16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20"><text:a xlink:type="simple" xlink:href="#clearClasses" text:style-name="Internet_20_link" text:visited-style-name="Visited_20_Internet_20_Link"><text:span text:style-name="T9">clearClasses</text:span></text:a></text:p>
          </table:table-cell>
          <table:table-cell table:style-name="Table2.B16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20">instantiate</text:p>
          </table:table-cell>
          <table:table-cell table:style-name="Table2.B16" office:value-type="string">
            <text:p text:style-name="P14">Instantiate the requested class with arguments</text:p>
          </table:table-cell>
        </table:table-row>
        <table:table-row>
          <table:table-cell table:style-name="Table2.A2" office:value-type="string">
            <text:p text:style-name="P20">instantiateArgs</text:p>
          </table:table-cell>
          <table:table-cell table:style-name="Table2.B16" office:value-type="string">
            <text:p text:style-name="P14">Instantiate the requested class with arguments</text:p>
          </table:table-cell>
        </table:table-row>
        <table:table-row>
          <table:table-cell table:style-name="Table2.A2" office:value-type="string">
            <text:p text:style-name="P20">classInstance</text:p>
          </table:table-cell>
          <table:table-cell table:style-name="Table2.B16" office:value-type="string">
            <text:p text:style-name="P14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33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27">Algorithm</text:p>
      <text:list xml:id="list2502367775092781165" text:style-name="L2">
        <text:list-item>
          <text:p text:style-name="P34">Accept <text:span text:style-name="Class_20_Variables">addClasses</text:span> as an optional associative array containing class definitions;</text:p>
        </text:list-item>
        <text:list-item>
          <text:p text:style-name="P34">if the <text:span text:style-name="Class_20_Variables">me</text:span> class property is not false, goto step <text:span text:style-name="T7">5</text:span>;</text:p>
        </text:list-item>
        <text:list-item>
          <text:p text:style-name="P34">create a new <text:span text:style-name="Class_20_Variables">Factory</text:span> class instance and pass it <text:span text:style-name="Class_20_Variables">addClasses</text:span>;</text:p>
        </text:list-item>
        <text:list-item>
          <text:p text:style-name="P34">store the new instance in the <text:span text:style-name="Class_20_Variables">me</text:span> class property;</text:p>
        </text:list-item>
        <text:list-item>
          <text:p text:style-name="P34">return the <text:span text:style-name="Class_20_Variables">me</text:span> class property.</text:p>
          <text:p text:style-name="P34"/>
        </text:list-item>
      </text:list>
      <text:p text:style-name="Method_20_Body"><text:span text:style-name="Class_20_Variables"><text:span text:style-name="T3">Implementation</text:span></text:span></text:p>
      <text:p text:style-name="Method_20_Body"/>
      <text:p text:style-name="P8">/**</text:p>
      <text:p text:style-name="P8"><text:s/>* constructFactory</text:p>
      <text:p text:style-name="P8"><text:s/>*</text:p>
      <text:p text:style-name="P8"><text:s/>* create an instance of the factory class</text:p>
      <text:p text:style-name="P8"><text:s/>* <text:span text:style-name="T7">@param</text:span> array $addClasses = (optional) array containing class definitions</text:p>
      <text:p text:style-name="P8"><text:s/>* <text:span text:style-name="T7">@return</text:span> Factory instance</text:p>
      <text:p text:style-name="P8"><text:s/>*/</text:p>
      <text:p text:style-name="P8">public static function constructFactory($addClasses=array())</text:p>
      <text:p text:style-name="P8">{</text:p>
      <text:p text:style-name="P8"><text:tab/>if (! self::$me)</text:p>
      <text:p text:style-name="P8"><text:tab/>{</text:p>
      <text:p text:style-name="P8"><text:tab/><text:tab/>self::$me = new Factory($addClasses);</text:p>
      <text:p text:style-name="P8"><text:tab/>}</text:p>
      <text:p text:style-name="P8"/>
      <text:p text:style-name="P8"><text:tab/>return self::$me;</text:p>
      <text:p text:style-name="P8">}</text:p>
      <text:p text:style-name="Method_20_Body"/>
      <text:p text:style-name="P27">Narrative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Parameter</text:p>
          </table:table-cell>
          <table:table-cell table:style-name="Table6.B1" office:value-type="string">
            <text:p text:style-name="P16">Description</text:p>
          </table:table-cell>
        </table:table-row>
        <table:table-row>
          <table:table-cell table:style-name="Table6.A2" office:value-type="string">
            <text:p text:style-name="P20">$addClasses</text:p>
          </table:table-cell>
          <table:table-cell table:style-name="Table6.B2" office:value-type="string">
            <text:p text:style-name="P7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33" text:outline-level="5"><text:bookmark-start text:name="getInstance"/>getInstance<text:bookmark-end text:name="getInstance"/></text:h>
      <text:p text:style-name="Method_20_Body"/>
      <text:p text:style-name="Method_20_Body">Get the current class instance.</text:p>
      <text:p text:style-name="Method_20_Body"/>
      <text:p text:style-name="P27">Algorithm</text:p>
      <text:list xml:id="list7080119332288881812" text:style-name="L3">
        <text:list-item>
          <text:p text:style-name="P35">Return the <text:span text:style-name="Class_20_Variables">me</text:span> class property.</text:p>
          <text:p text:style-name="P35"/>
        </text:list-item>
      </text:list>
      <text:p text:style-name="Method_20_Body"><text:span text:style-name="Class_20_Variables"><text:span text:style-name="T3">Implementation</text:span></text:span></text:p>
      <text:p text:style-name="Method_20_Body"/>
      <text:p text:style-name="Method_20_Code_20_Listing">/**</text:p>
      <text:p text:style-name="Method_20_Code_20_Listing"><text:s/>* getInstance</text:p>
      <text:p text:style-name="Method_20_Code_20_Listing"><text:s/>*</text:p>
      <text:p text:style-name="Method_20_Code_20_Listing"><text:s/>* return current factory class instance, or null if none exists</text:p>
      <text:p text:style-name="Method_20_Code_20_Listing"><text:s/>* <text:span text:style-name="T7">@return</text:span> object $instance</text:p>
      <text:p text:style-name="Method_20_Code_20_Listing"><text:s/>*/</text:p>
      <text:p text:style-name="Method_20_Code_20_Listing"><text:span text:style-name="T4">public static function </text:span><text:span text:style-name="T10">getInstance()</text:span></text:p>
      <text:p text:style-name="Method_20_Code_20_Listing">{</text:p>
      <text:p text:style-name="Method_20_Code_20_Listing"><text:span text:style-name="T10"><text:tab/></text:span><text:span text:style-name="T4">return self</text:span><text:span text:style-name="T10">::</text:span><text:span text:style-name="T11">$me</text:span><text:span text:style-name="T10">;</text:span></text:p>
      <text:p text:style-name="P10">}</text:p>
      <text:p text:style-name="Method_20_Body"/>
      <text:p text:style-name="P27">Narrative</text:p>
      <text:p text:style-name="Method_20_Body"/>
      <text:p text:style-name="Method_20_Body">The <text:span text:style-name="Class_20_Variables">$me</text:span> static class variable is returned.</text:p>
      <text:p text:style-name="Method_20_Body"/>
      <text:p text:style-name="Method_20_Body"/>
      <text:h text:style-name="P33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27">Algorithm</text:p>
      <text:list xml:id="list7946981436293023261" text:style-name="L4">
        <text:list-item>
          <text:p text:style-name="P36">Accept <text:span text:style-name="Class_20_Variables">key</text:span> as a string containing the class key;</text:p>
        </text:list-item>
        <text:list-item>
          <text:p text:style-name="P36">call the <text:span text:style-name="Class_20_Variables">constructFactory</text:span> class method and assign the result to <text:span text:style-name="Class_20_Variables">me</text:span>;</text:p>
        </text:list-item>
        <text:list-item>
          <text:p text:style-name="P36">if the <text:span text:style-name="T7">PHP func_num_args</text:span> function returns a non-zero, goto step <text:span text:style-name="T7">5</text:span>;</text:p>
        </text:list-item>
        <text:list-item>
          <text:p text:style-name="P36">exit with an exception;</text:p>
        </text:list-item>
        <text:list-item>
          <text:p text:style-name="P36">call the <text:span text:style-name="T7">PHP func_get_args</text:span> and assign the returned array to <text:span text:style-name="Class_20_Variables">args</text:span>;</text:p>
        </text:list-item>
        <text:list-item>
          <text:p text:style-name="P36">pass <text:span text:style-name="Class_20_Variables">args</text:span> to the <text:span text:style-name="Class_20_Variables">instantiateArgs</text:span> class method;</text:p>
        </text:list-item>
        <text:list-item>
          <text:p text:style-name="P36">return the result.</text:p>
          <text:p text:style-name="P37"/>
        </text:list-item>
      </text:list>
      <text:p text:style-name="Method_20_Body"><text:span text:style-name="Class_20_Variables"><text:span text:style-name="T3">Implementation</text:span></text:span></text:p>
      <text:p text:style-name="Method_20_Body"/>
      <text:p text:style-name="P8">/**</text:p>
      <text:p text:style-name="P8"><text:s/>* instantiateClass.</text:p>
      <text:p text:style-name="P8"><text:s/>*</text:p>
      <text:p text:style-name="P8"><text:s/>* This class factory function selects the proper class and instantiates it.</text:p>
      <text:p text:style-name="P38"><text:span text:style-name="T18"><text:s/>* </text:span><text:span text:style-name="T19">@param</text:span><text:span text:style-name="T18"> string $key = (optional) class key (default = </text:span><text:span text:style-name="T17">zlib</text:span><text:span text:style-name="T18">)</text:span></text:p>
      <text:p text:style-name="P8"><text:s/>* <text:span text:style-name="T7">@return</text:span> object $class = current class object instance.</text:p>
      <text:p text:style-name="P8"><text:s/>* <text:span text:style-name="T7">@throws</text:span> Exception</text:p>
      <text:p text:style-name="P8"><text:s/>*/</text:p>
      <text:p text:style-name="P38"><text:span text:style-name="T18">public static function instantiateClass($key='</text:span><text:span text:style-name="T17">zlib</text:span><text:span text:style-name="T18">')</text:span></text:p>
      <text:p text:style-name="P8">{</text:p>
      <text:p text:style-name="P8"><text:tab/>$me = self::constructFactory();</text:p>
      <text:p text:style-name="P8"/>
      <text:p text:style-name="P8"><text:tab/>if (func_num_args() == 0)</text:p>
      <text:p text:style-name="P8"><text:tab/>{</text:p>
      <text:p text:style-name="P8"><text:tab/><text:tab/>throw new Exception(Error::code('FactoryMissingClassName'));</text:p>
      <text:p text:style-name="P8"><text:tab/>}</text:p>
      <text:p text:style-name="P8"/>
      <text:p text:style-name="P8"><text:tab/>$args = func_get_args();</text:p>
      <text:p text:style-name="P8"><text:tab/>return $me-&gt;instantiateArgs($args);</text:p>
      <text:p text:style-name="P9">}</text:p>
      <text:p text:style-name="Method_20_Body"/>
      <text:p text:style-name="P27">Narrative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Parameter</text:p>
          </table:table-cell>
          <table:table-cell table:style-name="Table7.B1" office:value-type="string">
            <text:p text:style-name="P16">Description</text:p>
          </table:table-cell>
        </table:table-row>
        <table:table-row>
          <table:table-cell table:style-name="Table7.A2" office:value-type="string">
            <text:p text:style-name="P20">$key</text:p>
          </table:table-cell>
          <table:table-cell table:style-name="Table7.B2" office:value-type="string">
            <text:p text:style-name="P7">The class key, default = '<text:span text:style-name="Class_20_Variables">fileinfo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Compress\Exception</text:span> exception is thrown.</text:p>
      <text:p text:style-name="Method_20_Body"/>
      <text:p text:style-name="Method_20_Body">The <text:span text:style-name="T7">PHP func_get_args</text:span> function is called to get the arguments passed to the <text:span text:style-name="Class_20_Variables">instantiateClass</text:span> method and store them in the <text:span text:style-name="Class_20_Variables">$args</text:span> method variable.</text:p>
      <text:p text:style-name="Method_20_Body"/>
      <text:p text:style-name="Method_20_Body"/>
      <text:p text:style-name="P3">The <text:span text:style-name="Class_20_Variables">$args</text:span> method variable is passed to the <text:span text:style-name="Class_20_Variables">Factory::instantiateArgs</text:span> method for processing and the result is returned.</text:p>
      <text:p text:style-name="Method_20_Body"/>
      <text:p text:style-name="Method_20_Body"/>
      <text:h text:style-name="P32" text:outline-level="3">Source Listing</text:h>
      <text:p text:style-name="Coding_20_Body"/>
      <text:p text:style-name="P11">&lt;?php</text:p>
      <text:p text:style-name="P11">namespace Library\Compress;</text:p>
      <text:p text:style-name="P11">use Library\Error;</text:p>
      <text:p text:style-name="P11"/>
      <text:p text:style-name="P11">/*</text:p>
      <text:p text:style-name="P11"><text:s/>* <text:tab/>Compress\Factory is copyright © 2012, 2013. EarthWalk Software.</text:p>
      <text:p text:style-name="P11"><text:s/>* <text:tab/>Licensed under the Academic Free License version 3.0</text:p>
      <text:p text:style-name="P11"><text:s/>* <text:tab/>Refer to the file named License.txt provided with the source, </text:p>
      <text:p text:style-name="P11"><text:s/>* <text:s text:c="8"/>or from http://opensource.org/licenses/academic.php</text:p>
      <text:p text:style-name="P11"><text:s/>*/</text:p>
      <text:p text:style-name="P11">/**</text:p>
      <text:p text:style-name="P11"><text:s/>* Compress\Factory.</text:p>
      <text:p text:style-name="P11"><text:s/>*</text:p>
      <text:p text:style-name="P11"><text:s/>* Adapter factory class.</text:p>
      <text:p text:style-name="P11"><text:s/>* <text:span text:style-name="T7">@author</text:span> Jay Wheeler.</text:p>
      <text:p text:style-name="P11"><text:s/>* <text:span text:style-name="T7">@version</text:span> 1.0</text:p>
      <text:p text:style-name="P11"><text:s/>* <text:span text:style-name="T7">@copyright</text:span> © 2012, 2013. EarthWalk Software.</text:p>
      <text:p text:style-name="P11"><text:s/>* <text:span text:style-name="T7">@license</text:span> Licensed under the Academic Free License version 3.0.</text:p>
      <text:p text:style-name="P11"><text:s/>* <text:span text:style-name="T7">@package</text:span> Library</text:p>
      <text:p text:style-name="P11"><text:s/>* <text:span text:style-name="T7">@subpackage</text:span> Compress.</text:p>
      <text:p text:style-name="P11"><text:s/>*/</text:p>
      <text:p text:style-name="P11">class Factory extends \Library\Factory</text:p>
      <text:p text:style-name="P11">{</text:p>
      <text:p text:style-name="P11"><text:tab/>/**</text:p>
      <text:p text:style-name="P11"><text:tab/> * newClasses</text:p>
      <text:p text:style-name="P11"><text:tab/> *</text:p>
      <text:p text:style-name="P11"><text:tab/> * An array containing class name look-up table.</text:p>
      <text:p text:style-name="P11"><text:tab/> * <text:span text:style-name="T7">@var</text:span> array $newClasses</text:p>
      <text:p text:style-name="P11"><text:tab/> */</text:p>
      <text:p text:style-name="P11"><text:tab/>protected<text:tab/> <text:s/>$newClasses = array('zlib' =&gt; 'Library\Compress\AdapterZlib',</text:p>
      <text:p text:style-name="P11"><text:tab/><text:tab/><text:tab/><text:tab/><text:tab/><text:tab/> <text:s/>);</text:p>
      <text:p text:style-name="P11"/>
      <text:p text:style-name="P11"><text:tab/>/**</text:p>
      <text:p text:style-name="P11"><text:tab/> * me</text:p>
      <text:p text:style-name="P11"><text:tab/> *</text:p>
      <text:p text:style-name="P11"><text:tab/> * Current class instance - if used, will be a singleton object</text:p>
      <text:p text:style-name="P11"><text:tab/> * <text:span text:style-name="T7">@var</text:span> object $me</text:p>
      <text:p text:style-name="P11"><text:tab/> */</text:p>
      <text:p text:style-name="P11"><text:tab/>private<text:tab/><text:tab/><text:tab/>static<text:tab/>$me = null;</text:p>
      <text:p text:style-name="P11"/>
      <text:p text:style-name="P11"><text:tab/>/**</text:p>
      <text:p text:style-name="P11"><text:tab/> * __construct</text:p>
      <text:p text:style-name="P11"><text:tab/> *</text:p>
      <text:p text:style-name="P11"><text:tab/> * Class constructor</text:p>
      <text:p text:style-name="P13"><text:tab/> * <text:span text:style-name="T7">@param</text:span> array $addClasses = (optional) additional classes to add to the </text:p>
      <text:p text:style-name="P13"><text:tab/> *<text:tab/><text:tab/><text:tab/><text:tab/><text:tab/><text:tab/> <text:s/>$classes array</text:p>
      <text:p text:style-name="P11"><text:tab/> */</text:p>
      <text:p text:style-name="P11"><text:tab/>public function __construct($addClasses=array())</text:p>
      <text:p text:style-name="P11"><text:tab/>{</text:p>
      <text:p text:style-name="P11"><text:tab/><text:tab/>parent::__construct(array_merge($this-&gt;newClasses, $addClasses));</text:p>
      <text:p text:style-name="P11"><text:tab/>}</text:p>
      <text:p text:style-name="P11"/>
      <text:p text:style-name="P11"/>
      <text:p text:style-name="P2"><text:tab/>/**</text:p>
      <text:p text:style-name="P11"><text:tab/> * __destruct</text:p>
      <text:p text:style-name="P11"><text:tab/> *</text:p>
      <text:p text:style-name="P11"><text:tab/> * Class destructor</text:p>
      <text:p text:style-name="P11"><text:tab/> */</text:p>
      <text:p text:style-name="P11"><text:tab/>public function __destruct()</text:p>
      <text:p text:style-name="P11"><text:tab/>{</text:p>
      <text:p text:style-name="P11"><text:tab/><text:tab/>parent::__destruct();</text:p>
      <text:p text:style-name="P11"><text:tab/>}</text:p>
      <text:p text:style-name="P11"/>
      <text:p text:style-name="P11"><text:tab/>/**</text:p>
      <text:p text:style-name="P11"><text:tab/> * constructFactory</text:p>
      <text:p text:style-name="P11"><text:tab/> *</text:p>
      <text:p text:style-name="P11"><text:tab/> * create an instance of the factory class</text:p>
      <text:p text:style-name="P11"><text:tab/> * <text:span text:style-name="T7">@param</text:span> array $addClasses = (optional) array containing class definitions</text:p>
      <text:p text:style-name="P11"><text:tab/> * <text:span text:style-name="T7">@return</text:span> object instance</text:p>
      <text:p text:style-name="P11"><text:tab/> */</text:p>
      <text:p text:style-name="P11"><text:tab/>public static function constructFactory($addClasses=array())</text:p>
      <text:p text:style-name="P11"><text:tab/>{</text:p>
      <text:p text:style-name="P11"><text:tab/><text:tab/>if (! self::$me)</text:p>
      <text:p text:style-name="P11"><text:tab/><text:tab/>{</text:p>
      <text:p text:style-name="P11"><text:tab/><text:tab/><text:tab/>self::$me = new Factory($addClasses);</text:p>
      <text:p text:style-name="P11"><text:tab/><text:tab/>}</text:p>
      <text:p text:style-name="P11"/>
      <text:p text:style-name="P11"><text:tab/><text:tab/>return self::$me;</text:p>
      <text:p text:style-name="P11"><text:tab/>}</text:p>
      <text:p text:style-name="P11"/>
      <text:p text:style-name="P11"><text:tab/>/**</text:p>
      <text:p text:style-name="P11"><text:s text:c="2"/><text:tab/> * instantiateClass.</text:p>
      <text:p text:style-name="P11"><text:s text:c="2"/><text:tab/> *</text:p>
      <text:p text:style-name="P11"><text:s text:c="2"/><text:tab/> * This class factory function selects the proper class and instantiates it.</text:p>
      <text:p text:style-name="P39"><text:span text:style-name="T18"><text:s text:c="2"/><text:tab/> * </text:span><text:span text:style-name="T19">@param</text:span><text:span text:style-name="T18"> string $key = (optional) class key (default = </text:span><text:span text:style-name="T17">zlib</text:span><text:span text:style-name="T18">)</text:span></text:p>
      <text:p text:style-name="P11"><text:s text:c="2"/><text:tab/> * <text:span text:style-name="T7">@return</text:span> object $class = current class object instance.</text:p>
      <text:p text:style-name="P11"><text:tab/> * <text:span text:style-name="T7">@throws</text:span> Exception</text:p>
      <text:p text:style-name="P11"><text:s text:c="2"/><text:tab/> */</text:p>
      <text:p text:style-name="P39"><text:span text:style-name="T18"><text:s text:c="2"/><text:tab/>public static function instantiateClass($key='</text:span><text:span text:style-name="T17">zlib</text:span><text:span text:style-name="T18">')</text:span></text:p>
      <text:p text:style-name="P11"><text:s text:c="2"/><text:tab/>{</text:p>
      <text:p text:style-name="P11"/>
      <text:p text:style-name="P11"><text:s text:c="2"/><text:tab/><text:tab/>$me = self::constructFactory();</text:p>
      <text:p text:style-name="P11"/>
      <text:p text:style-name="P11"><text:s text:c="2"/><text:tab/><text:tab/>if (func_num_args() == 0)</text:p>
      <text:p text:style-name="P11"><text:s text:c="2"/><text:tab/><text:tab/>{</text:p>
      <text:p text:style-name="P11"><text:s text:c="2"/><text:tab/><text:tab/><text:tab/>throw new Exception(Error::code('FactoryMissingClassName'));</text:p>
      <text:p text:style-name="P11"><text:s text:c="2"/><text:tab/><text:tab/>}</text:p>
      <text:p text:style-name="P11"/>
      <text:p text:style-name="P11"><text:s text:c="2"/><text:tab/><text:tab/>$args = func_get_args();</text:p>
      <text:p text:style-name="P11"><text:tab/><text:tab/>return $me-&gt;instantiateArgs($args);</text:p>
      <text:p text:style-name="P11"><text:s text:c="2"/><text:tab/>}</text:p>
      <text:p text:style-name="P11"/>
      <text:p text:style-name="P11"><text:s text:c="2"/><text:tab/>/**</text:p>
      <text:p text:style-name="P11"><text:s text:c="2"/><text:tab/> * getInstance</text:p>
      <text:p text:style-name="P11"><text:s text:c="2"/><text:tab/> *</text:p>
      <text:p text:style-name="P11"><text:s text:c="2"/><text:tab/> * return current factory class instance, or null if none exists</text:p>
      <text:p text:style-name="P11"><text:s text:c="2"/><text:tab/> * <text:span text:style-name="T7">@return</text:span> object $instance</text:p>
      <text:p text:style-name="P11"><text:s text:c="2"/><text:tab/> */</text:p>
      <text:p text:style-name="P11"><text:tab/>public static function getInstance()</text:p>
      <text:p text:style-name="P11"><text:tab/>{</text:p>
      <text:p text:style-name="P11"><text:tab/><text:tab/>return self::$me;</text:p>
      <text:p text:style-name="P11"><text:tab/>}</text:p>
      <text:p text:style-name="P11"/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Compress\Factory<text:tab/><text:tab/><text:tab/><text:tab/><text:page-number text:select-page="current">9</text:page-number><text:tab/><text:tab/><text:tab/><text:date style:data-style-name="N76" text:date-value="2015-05-02T12:28:38.276321701">May 2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T21H6M6S</meta:editing-duration>
    <meta:editing-cycles>39</meta:editing-cycles>
    <meta:generator>LibreOffice/4.3.7.2$Linux_X86_64 LibreOffice_project/430$Build-2</meta:generator>
    <meta:initial-creator>Jay Wheeler</meta:initial-creator>
    <dc:date>2015-05-02T12:28:38.211370076</dc:date>
    <meta:document-statistic meta:table-count="9" meta:image-count="0" meta:object-count="0" meta:page-count="9" meta:paragraph-count="278" meta:word-count="1095" meta:character-count="7676" meta:non-whitespace-character-count="6616"/>
    <meta:template xlink:type="simple" xlink:actuate="onRequest" xlink:title="ClassDefault" xlink:href="../ClassDefault.ott" meta:date="2012-06-12T12:20:04"/>
  </office:meta>
</office:document-meta>
</file>